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D0000001C17119A396356FED1.png" manifest:media-type="image/png"/>
  <manifest:file-entry manifest:full-path="Pictures/1000020100000088000000870A26C51C993940C3.png" manifest:media-type="image/png"/>
  <manifest:file-entry manifest:full-path="Pictures/1000020100000402000000A26EAC8481FBB5076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3.506cm"/>
    </style:style>
    <style:style style:name="pr2" style:family="presentation" style:parent-style-name="Pencil-subtitle">
      <style:graphic-properties draw:fill-color="#ffffff" draw:auto-grow-height="true" fo:min-height="8.301cm"/>
    </style:style>
    <style:style style:name="pr3" style:family="presentation" style:parent-style-name="Pencil-notes">
      <style:graphic-properties draw:fill-color="#ffffff" draw:auto-grow-height="true" fo:min-height="13.364cm"/>
    </style:style>
    <style:style style:name="pr4" style:family="presentation" style:parent-style-name="Pencil1-title">
      <style:graphic-properties fo:min-height="2.07cm"/>
    </style:style>
    <style:style style:name="pr5" style:family="presentation" style:parent-style-name="Pencil1-outline1">
      <style:graphic-properties fo:min-height="13.821cm"/>
    </style:style>
    <style:style style:name="pr6" style:family="presentation" style:parent-style-name="Pencil1-notes">
      <style:graphic-properties draw:fill-color="#ffffff" draw:auto-grow-height="true" fo:min-height="13.364cm"/>
    </style:style>
    <style:style style:name="pr7" style:family="presentation" style:parent-style-name="Pencil1-title">
      <style:graphic-properties draw:auto-grow-height="true" fo:min-height="2.07cm"/>
    </style:style>
    <style:style style:name="pr8" style:family="presentation" style:parent-style-name="Pencil1-subtitle">
      <style:graphic-properties draw:fill-color="#ffffff" draw:auto-grow-height="true" fo:min-height="14.071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trim の作法はどうしたら</text:p>
          </draw:text-box>
        </draw:frame>
        <draw:frame presentation:style-name="pr2" draw:text-style-name="P1" draw:layer="layout" svg:width="25.199cm" svg:height="8.301cm" svg:x="1.4cm" svg:y="11.614cm" presentation:class="subtitle">
          <draw:text-box>
            <text:p>鈴木光宏 :@s_mit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2.07cm" svg:x="1.4cm" svg:y="0.837cm" presentation:class="title" presentation:user-transformed="true">
          <draw:text-box>
            <text:p>trim とは</text:p>
          </draw:text-box>
        </draw:frame>
        <draw:frame presentation:style-name="pr5" draw:text-style-name="P2" draw:layer="layout" svg:width="25.199cm" svg:height="14.071cm" svg:x="1.4cm" svg:y="4.914cm" presentation:class="outline" presentation:user-transformed="true">
          <draw:text-box>
            <text:list text:style-name="L2">
              <text:list-item>
                <text:p text:style-name="P2">SSD に使われている NAND は上書き出来ないので、OSからはファイル上書きに見えても、SSD 上は上書き内容は別の空き領域に書き込みが行われ、上書きして消えたはずの内容は残ったまま。</text:p>
              </text:list-item>
              <text:list-item>
                <text:p text:style-name="P2">空き領域が無くなってきたら、ブロック単位で削除。</text:p>
              </text:list-item>
              <text:list-item>
                <text:p text:style-name="P2">ブロック領域はでかいので、完全に空いた状態にするには、使っている領域を別の空き領域に移してから削除を行う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0">
        <office:forms form:automatic-focus="false" form:apply-design-mode="false"/>
        <draw:frame presentation:style-name="pr7" draw:layer="layout" svg:width="22.8cm" svg:height="2.07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5.199cm" svg:height="14.071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IPA明朝" style:font-size-asian="24pt" style:language-asian="ja" style:country-asian="JP" style:font-name-complex="IPA UI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ize-complex="24pt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6EAC8481FBB50767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17119A396356FED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27T16:37:51.419991630</meta:creation-date>
    <meta:editing-duration>PT7M35S</meta:editing-duration>
    <meta:editing-cycles>3</meta:editing-cycles>
    <meta:generator>LibreOffice/6.3.2.2$FreeBSD_X86_64 LibreOffice_project/30$Build-2</meta:generator>
    <dc:title>Pencil</dc:title>
    <dc:date>2019-11-27T18:17:34.399372470</dc:date>
    <meta:document-statistic meta:object-count="45"/>
  </office:meta>
</office:document-meta>
</file>